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Utopia, 'Palatino Linotype', Palatino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Qu'est-ce qu'un mythe ?</text:p>
      <text:p text:style-name="Standard"/>
      <text:p text:style-name="Standard"/>
      <text:p text:style-name="P1">Un mythe est un récit fabuleux, souvent d'origine populaire, qui met en scène des êtres ( Dieux, héros, animaux, force de la nature ) symbolisant des énergies, des puissances, des aspects de la conditions humaine. Le mot mythes vient du grec « misthos » signifiant le discours. Les mythes ont probablement été inventée au départ pour expliquer des phénomènes que l'homme ne comprenait pas. <text:span text:style-name="T1">Selon Michael Witzel, professeur de Sanskrit à Havard, tous les mythes auraient une origine commune vieille de 65.000 ans. Tous les mythes suivent le même enchaînement : création du monde, séparation du ciel et de la terre, création des hommes, orgueil des hommes, déluge, nouveau départ de l’humanité, fin du monde. Ce schéma narratif est commun à tous les mythes européen et américain mais pas au mythes d'Afrique et d'Océanie. Nous allons donc voir quelle sont tous ces mythes et comment ont-ils impacté sur notre monde d'aujourd'h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Utopia, 'Palatino Linotype', Palatino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go marec</meta:initial-creator>
    <meta:creation-date>2018-01-05T10:41:01.10</meta:creation-date>
    <dc:date>2018-01-06T11:41:31.92</dc:date>
    <dc:creator>hugo marec</dc:creator>
    <meta:editing-duration>PT44M4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155" meta:character-count="950"/>
  </office:meta>
</office:document-meta>
</file>